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1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6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8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00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5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6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0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9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0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9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3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5"/>
        <table:table-column table:style-name="co2" table:number-columns-repeated="5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2" table:number-columns-repeated="242" table:default-cell-style-name="ce25"/>
        <table:table-column table:style-name="co2" table:number-columns-repeated="767" table:default-cell-style-name="ce163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6" office:value-type="string" calcext:value-type="string" table:number-columns-spanned="2" table:number-rows-spanned="1">
              <text:p>Chef de projet (Cdp)</text:p>
            </table:table-cell>
            <table:covered-table-cell table:style-name="ce26"/>
            <table:table-cell table:style-name="ce54" office:value-type="string" calcext:value-type="string" table:number-columns-spanned="3" table:number-rows-spanned="2">
              <text:p>Reporting tâche</text:p>
            </table:table-cell>
            <table:covered-table-cell table:style-name="ce57"/>
            <table:covered-table-cell table:style-name="ce60"/>
            <table:table-cell table:style-name="ce6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3"/>
            <table:table-cell table:style-name="ce139" office:value-type="string" calcext:value-type="string" table:number-columns-spanned="2" table:number-rows-spanned="1">
              <text:p>N° d'identification</text:p>
            </table:table-cell>
            <table:covered-table-cell table:style-name="ce146"/>
            <table:table-cell table:number-columns-repeated="1009"/>
          </table:table-row>
          <table:table-row table:style-name="ro2">
            <table:table-cell table:style-name="ce2"/>
            <table:table-cell table:style-name="ce27" office:value-type="string" calcext:value-type="string" table:number-columns-spanned="2" table:number-rows-spanned="1">
              <text:p>T. Benoist</text:p>
            </table:table-cell>
            <table:covered-table-cell table:style-name="ce27"/>
            <table:covered-table-cell table:style-name="ce55"/>
            <table:covered-table-cell table:style-name="ce58"/>
            <table:covered-table-cell table:style-name="ce61"/>
            <table:table-cell table:style-name="ce6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4"/>
            <table:table-cell table:style-name="ce140" office:value-type="string" calcext:value-type="string" table:number-columns-spanned="2" table:number-rows-spanned="1">
              <text:p>D060-QG7-rév0</text:p>
            </table:table-cell>
            <table:covered-table-cell table:style-name="ce147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8" office:value-type="string" calcext:value-type="string" table:number-columns-spanned="2" table:number-rows-spanned="1">
              <text:p>Cahier des charges tâche</text:p>
            </table:table-cell>
            <table:covered-table-cell table:style-name="ce43"/>
            <table:table-cell table:style-name="ce56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8"/>
            <table:table-cell table:style-name="ce56" office:value-type="string" calcext:value-type="string">
              <text:p>Direction</text:p>
              <text:p>du Rdt</text:p>
            </table:table-cell>
            <table:table-cell table:style-name="ce28" office:value-type="string" calcext:value-type="string" table:number-columns-spanned="2" table:number-rows-spanned="1">
              <text:p>Reporting tâche</text:p>
            </table:table-cell>
            <table:covered-table-cell table:style-name="ce75"/>
            <table:table-cell table:style-name="ce87" office:value-type="string" calcext:value-type="string">
              <text:p>N° étude</text:p>
              <text:p>Macrotâche</text:p>
            </table:table-cell>
            <table:table-cell table:style-name="ce99"/>
            <table:table-cell table:style-name="ce103" office:value-type="string" calcext:value-type="string">
              <text:p><text:s/>Nom Fichier</text:p>
            </table:table-cell>
            <table:table-cell table:style-name="ce116" office:value-type="string" calcext:value-type="string">
              <text:p>Précédent</text:p>
            </table:table-cell>
            <table:table-cell table:style-name="ce128" office:value-type="string" calcext:value-type="string">
              <text:p>Mise à jour</text:p>
            </table:table-cell>
            <table:table-cell table:style-name="ce141" office:value-type="string" calcext:value-type="string">
              <text:p>Niv. Confid.</text:p>
            </table:table-cell>
            <table:table-cell table:style-name="ce148" office:value-type="string" calcext:value-type="string">
              <text:p>Edition</text:p>
            </table:table-cell>
            <table:table-cell table:style-name="ce99" table:number-columns-repeated="1009"/>
          </table:table-row>
          <table:table-row table:style-name="ro4">
            <table:table-cell table:style-name="ce4" office:value-type="string" calcext:value-type="string">
              <text:p>3</text:p>
            </table:table-cell>
            <table:table-cell table:style-name="ce29" table:number-columns-spanned="2" table:number-rows-spanned="1"/>
            <table:covered-table-cell table:style-name="ce29"/>
            <table:table-cell table:style-name="ce29" office:value-type="string" calcext:value-type="string" table:number-columns-spanned="2" table:number-rows-spanned="1">
              <text:p>L. Richaume</text:p>
            </table:table-cell>
            <table:covered-table-cell table:style-name="ce59"/>
            <table:table-cell table:style-name="ce29"/>
            <table:table-cell table:style-name="ce29" table:number-columns-spanned="2" table:number-rows-spanned="1"/>
            <table:covered-table-cell table:style-name="ce76"/>
            <table:table-cell table:style-name="ce88"/>
            <table:table-cell table:style-name="ce100"/>
            <table:table-cell table:style-name="ce29"/>
            <table:table-cell table:style-name="ce117"/>
            <table:table-cell table:style-name="ce129"/>
            <table:table-cell table:style-name="ce29" office:value-type="float" office:value="2" calcext:value-type="float">
              <text:p>2</text:p>
            </table:table-cell>
            <table:table-cell table:style-name="ce149" table:formula="of:=NOW()" office:value-type="date" office:date-value="2015-12-18T14:25:46.123" calcext:value-type="date">
              <text:p>18-déc.-15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2"/>
            <table:table-cell table:style-name="ce5"/>
            <table:table-cell table:style-name="ce77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0" office:value-type="string" calcext:value-type="string" table:number-columns-spanned="6" table:number-rows-spanned="1">
              <text:p>Réalisation noyau minimal fonctionnel</text:p>
            </table:table-cell>
            <table:covered-table-cell table:number-columns-repeated="4" table:style-name="ce44"/>
            <table:covered-table-cell table:style-name="ce67"/>
            <table:table-cell table:style-name="ce78" office:value-type="string" calcext:value-type="string">
              <text:p>Durée</text:p>
            </table:table-cell>
            <table:table-cell table:style-name="ce78" office:value-type="string" calcext:value-type="string">
              <text:p>Début</text:p>
            </table:table-cell>
            <table:table-cell table:style-name="ce78" office:value-type="string" calcext:value-type="string">
              <text:p>Fin</text:p>
            </table:table-cell>
            <table:table-cell table:style-name="ce104" office:value-type="string" calcext:value-type="string">
              <text:p>Avancement</text:p>
            </table:table-cell>
            <table:table-cell table:style-name="ce118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0"/>
            <table:covered-table-cell table:style-name="ce150"/>
            <table:table-cell/>
            <table:table-cell table:style-name="ce162" table:number-columns-spanned="2" table:number-rows-spanned="1"/>
            <table:covered-table-cell table:style-name="ce162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1" office:value-type="string" calcext:value-type="string" table:number-columns-spanned="5" table:number-rows-spanned="2">
            <text:p>noyau minimal</text:p>
          </table:table-cell>
          <table:covered-table-cell table:number-columns-repeated="3" table:style-name="ce45"/>
          <table:covered-table-cell table:style-name="ce63"/>
          <table:table-cell table:style-name="ce68" office:value-type="string" calcext:value-type="string">
            <text:p>Planifié </text:p>
          </table:table-cell>
          <table:table-cell table:style-name="ce79" office:value-type="string" calcext:value-type="string">
            <text:p>6 jours</text:p>
          </table:table-cell>
          <table:table-cell table:style-name="ce89" office:value-type="date" office:date-value="2015-12-17" calcext:value-type="date">
            <text:p>17/12/15</text:p>
          </table:table-cell>
          <table:table-cell table:style-name="ce89" office:value-type="date" office:date-value="2015-12-24" calcext:value-type="date">
            <text:p>24/12/15</text:p>
          </table:table-cell>
          <table:table-cell table:style-name="ce105"/>
          <table:table-cell table:style-name="ce119" table:number-columns-spanned="4" table:number-rows-spanned="2"/>
          <table:covered-table-cell table:number-columns-repeated="2" table:style-name="ce131"/>
          <table:covered-table-cell table:style-name="ce151"/>
          <table:table-cell table:number-columns-repeated="1009"/>
        </table:table-row>
        <table:table-row table:style-name="ro7">
          <table:covered-table-cell table:style-name="ce8"/>
          <table:covered-table-cell table:style-name="ce32"/>
          <table:covered-table-cell table:number-columns-repeated="3" table:style-name="ce46"/>
          <table:covered-table-cell table:style-name="ce64"/>
          <table:table-cell table:style-name="ce69" office:value-type="string" calcext:value-type="string">
            <text:p>Actualisé</text:p>
          </table:table-cell>
          <table:table-cell table:style-name="ce80"/>
          <table:table-cell table:style-name="ce90" table:number-columns-repeated="2"/>
          <table:table-cell table:style-name="ce106"/>
          <table:covered-table-cell table:style-name="ce120"/>
          <table:covered-table-cell table:number-columns-repeated="2" table:style-name="ce132"/>
          <table:covered-table-cell table:style-name="ce152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3" office:value-type="string" calcext:value-type="string" table:number-columns-spanned="6" table:number-rows-spanned="1">
            <text:p>Transcription algorithme</text:p>
          </table:table-cell>
          <table:covered-table-cell table:number-columns-repeated="5" table:style-name="ce47"/>
          <table:table-cell table:style-name="ce81" office:value-type="string" calcext:value-type="string">
            <text:p>1 jour</text:p>
          </table:table-cell>
          <table:table-cell table:number-columns-repeated="2" table:style-name="ce91" office:value-type="date" office:date-value="2015-12-17" calcext:value-type="date">
            <text:p>17/12/15</text:p>
          </table:table-cell>
          <table:table-cell table:style-name="ce107"/>
          <table:table-cell table:style-name="ce121" table:number-columns-spanned="4" table:number-rows-spanned="2"/>
          <table:covered-table-cell table:number-columns-repeated="2" table:style-name="ce102"/>
          <table:covered-table-cell table:style-name="ce153"/>
          <table:table-cell table:number-columns-repeated="1009"/>
        </table:table-row>
        <table:table-row table:style-name="ro7">
          <table:table-cell table:style-name="ce11" office:value-type="string" calcext:value-type="string">
            <text:p>3.1</text:p>
          </table:table-cell>
          <table:table-cell table:style-name="ce34" table:number-columns-spanned="6" table:number-rows-spanned="1"/>
          <table:covered-table-cell table:number-columns-repeated="5" table:style-name="ce34"/>
          <table:table-cell table:style-name="ce82"/>
          <table:table-cell table:style-name="ce92" table:number-columns-repeated="2"/>
          <table:table-cell table:style-name="ce108" office:value-type="percentage" office:value="0" calcext:value-type="percentage">
            <text:p>0%</text:p>
          </table:table-cell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3.2</text:p>
          </table:table-cell>
          <table:table-cell table:style-name="ce35" office:value-type="string" calcext:value-type="string" table:number-columns-spanned="6" table:number-rows-spanned="1">
            <text:p>Rendu 3D</text:p>
          </table:table-cell>
          <table:covered-table-cell table:number-columns-repeated="5" table:style-name="ce48"/>
          <table:table-cell table:style-name="ce79" office:value-type="string" calcext:value-type="string">
            <text:p>5 jours</text:p>
          </table:table-cell>
          <table:table-cell table:style-name="ce89" office:value-type="date" office:date-value="2015-12-18" calcext:value-type="date">
            <text:p>18/12/15</text:p>
          </table:table-cell>
          <table:table-cell table:style-name="ce89" office:value-type="date" office:date-value="2015-12-24" calcext:value-type="date">
            <text:p>24/12/15</text:p>
          </table:table-cell>
          <table:table-cell table:style-name="ce109"/>
          <table:table-cell table:style-name="ce123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2"/>
          <table:table-cell table:style-name="ce92"/>
          <table:table-cell table:style-name="ce101"/>
          <table:table-cell table:style-name="ce108" office:value-type="percentage" office:value="0" calcext:value-type="percentage">
            <text:p>0%</text:p>
          </table:table-cell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3.3</text:p>
          </table:table-cell>
          <table:table-cell table:style-name="ce35" office:value-type="string" calcext:value-type="string" table:number-columns-spanned="6" table:number-rows-spanned="1">
            <text:p>Implémentation des classes</text:p>
          </table:table-cell>
          <table:covered-table-cell table:number-columns-repeated="5" table:style-name="ce35"/>
          <table:table-cell table:style-name="ce79" office:value-type="string" calcext:value-type="string">
            <text:p>5 jours</text:p>
          </table:table-cell>
          <table:table-cell table:style-name="ce89" office:value-type="date" office:date-value="2015-12-17" calcext:value-type="date">
            <text:p>17/12/15</text:p>
          </table:table-cell>
          <table:table-cell table:style-name="ce89" office:value-type="date" office:date-value="2015-12-23" calcext:value-type="date">
            <text:p>23/12/15</text:p>
          </table:table-cell>
          <table:table-cell table:style-name="ce109"/>
          <table:table-cell table:style-name="ce123" office:value-type="string" calcext:value-type="string" table:number-columns-spanned="4" table:number-rows-spanned="2">
            <text:p>1 seule personne pour le moment alors que 2 prévues</text:p>
          </table:table-cell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2"/>
          <table:table-cell table:style-name="ce92" office:value-type="date" office:date-value="2015-12-17" calcext:value-type="date">
            <text:p>17/12/2015</text:p>
          </table:table-cell>
          <table:table-cell table:style-name="ce92"/>
          <table:table-cell table:style-name="ce110" office:value-type="percentage" office:value="0.05" calcext:value-type="percentage">
            <text:p>5%</text:p>
          </table:table-cell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3" table:number-columns-repeated="2"/>
          <table:table-cell table:style-name="ce109"/>
          <table:table-cell table:style-name="ce123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5"/>
          <table:table-cell table:style-name="ce34" table:number-columns-spanned="6" table:number-rows-spanned="1"/>
          <table:covered-table-cell table:number-columns-repeated="5" table:style-name="ce34"/>
          <table:table-cell table:style-name="ce83"/>
          <table:table-cell table:style-name="ce94" table:number-columns-repeated="2"/>
          <table:table-cell table:style-name="ce111"/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3" table:number-columns-repeated="2"/>
          <table:table-cell table:style-name="ce109"/>
          <table:table-cell table:style-name="ce123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5"/>
          <table:table-cell table:style-name="ce34" table:number-columns-spanned="6" table:number-rows-spanned="1"/>
          <table:covered-table-cell table:number-columns-repeated="5" table:style-name="ce34"/>
          <table:table-cell table:style-name="ce83"/>
          <table:table-cell table:style-name="ce94" table:number-columns-repeated="2"/>
          <table:table-cell table:style-name="ce111"/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6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3" table:number-columns-repeated="2"/>
          <table:table-cell table:style-name="ce109"/>
          <table:table-cell table:style-name="ce124" table:number-columns-spanned="4" table:number-rows-spanned="2"/>
          <table:covered-table-cell table:number-columns-repeated="2" table:style-name="ce134"/>
          <table:covered-table-cell table:style-name="ce155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7"/>
          <table:table-cell table:style-name="ce35" table:number-columns-spanned="6" table:number-rows-spanned="1"/>
          <table:covered-table-cell table:number-columns-repeated="5" table:style-name="ce35"/>
          <table:table-cell table:style-name="ce84"/>
          <table:table-cell table:style-name="ce95" table:number-columns-repeated="2"/>
          <table:table-cell table:style-name="ce112"/>
          <table:covered-table-cell table:style-name="ce125"/>
          <table:covered-table-cell table:number-columns-repeated="2" table:style-name="ce97"/>
          <table:covered-table-cell table:style-name="ce156"/>
          <table:table-cell table:number-columns-repeated="1009"/>
        </table:table-row>
        <table:table-row table:style-name="ro8">
          <table:table-cell table:style-name="ce18" table:number-columns-repeated="15"/>
          <table:table-cell table:number-columns-repeated="1009"/>
        </table:table-row>
        <table:table-row table:style-name="ro7">
          <table:table-cell table:style-name="ce19" office:value-type="string" calcext:value-type="string" table:number-columns-spanned="1" table:number-rows-spanned="3">
            <text:p>Points positifs de la période</text:p>
          </table:table-cell>
          <table:table-cell table:style-name="ce36" table:number-columns-spanned="6" table:number-rows-spanned="3"/>
          <table:covered-table-cell table:number-columns-repeated="4" table:style-name="ce49"/>
          <table:covered-table-cell table:style-name="ce70"/>
          <table:table-cell table:style-name="ce19" office:value-type="string" calcext:value-type="string" table:number-columns-spanned="1" table:number-rows-spanned="3">
            <text:p>Préoc-cupations de la période (dont risques)</text:p>
          </table:table-cell>
          <table:table-cell table:style-name="ce96" table:number-columns-spanned="7" table:number-rows-spanned="3"/>
          <table:covered-table-cell table:number-columns-repeated="5" table:style-name="ce102"/>
          <table:covered-table-cell table:style-name="ce153"/>
          <table:table-cell table:number-columns-repeated="1009"/>
        </table:table-row>
        <table:table-row table:style-name="ro7">
          <table:covered-table-cell table:style-name="ce20"/>
          <table:covered-table-cell table:number-columns-repeated="5" table:style-name="ce37"/>
          <table:covered-table-cell table:style-name="ce71"/>
          <table:covered-table-cell table:style-name="ce85"/>
          <table:covered-table-cell table:number-columns-repeated="6" table:style-name="ce97"/>
          <table:covered-table-cell table:style-name="ce156"/>
          <table:table-cell table:number-columns-repeated="1009"/>
        </table:table-row>
        <table:table-row table:style-name="ro8">
          <table:covered-table-cell table:style-name="ce21"/>
          <table:covered-table-cell table:number-columns-repeated="5" table:style-name="ce38"/>
          <table:covered-table-cell table:style-name="ce72"/>
          <table:covered-table-cell table:style-name="ce86"/>
          <table:covered-table-cell table:number-columns-repeated="6" table:style-name="ce98"/>
          <table:covered-table-cell table:style-name="ce157"/>
          <table:table-cell table:number-columns-repeated="1009"/>
        </table:table-row>
        <table:table-row table:style-name="ro8">
          <table:table-cell table:style-name="ce22" table:number-columns-repeated="14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" table:number-rows-spanned="4">
            <text:p>Actions correctrices</text:p>
          </table:table-cell>
          <table:table-cell table:style-name="ce39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0"/>
          <table:table-cell table:style-name="ce126" office:value-type="string" calcext:value-type="string" table:number-columns-spanned="2" table:number-rows-spanned="1">
            <text:p>Qui</text:p>
          </table:table-cell>
          <table:covered-table-cell table:style-name="ce135"/>
          <table:table-cell table:style-name="ce142" office:value-type="string" calcext:value-type="string" table:number-columns-spanned="2" table:number-rows-spanned="1">
            <text:p>Quand</text:p>
          </table:table-cell>
          <table:covered-table-cell table:style-name="ce158"/>
          <table:table-cell table:number-columns-repeated="1009"/>
        </table:table-row>
        <table:table-row table:style-name="ro1">
          <table:covered-table-cell table:style-name="ce23"/>
          <table:table-cell table:style-name="ce40" table:number-columns-spanned="10" table:number-rows-spanned="1"/>
          <table:covered-table-cell table:number-columns-repeated="8" table:style-name="ce51"/>
          <table:covered-table-cell table:style-name="ce113"/>
          <table:table-cell table:style-name="ce79" table:number-columns-spanned="2" table:number-rows-spanned="1"/>
          <table:covered-table-cell table:style-name="ce136"/>
          <table:table-cell table:style-name="ce143" table:number-columns-spanned="2" table:number-rows-spanned="1"/>
          <table:covered-table-cell table:style-name="ce159"/>
          <table:table-cell table:number-columns-repeated="1009"/>
        </table:table-row>
        <table:table-row table:style-name="ro1">
          <table:covered-table-cell table:style-name="ce23"/>
          <table:table-cell table:style-name="ce41" table:number-columns-spanned="10" table:number-rows-spanned="1"/>
          <table:covered-table-cell table:number-columns-repeated="8" table:style-name="ce52"/>
          <table:covered-table-cell table:style-name="ce114"/>
          <table:table-cell table:style-name="ce127" table:number-columns-spanned="2" table:number-rows-spanned="1"/>
          <table:covered-table-cell table:style-name="ce137"/>
          <table:table-cell table:style-name="ce144" table:number-columns-spanned="2" table:number-rows-spanned="1"/>
          <table:covered-table-cell table:style-name="ce160"/>
          <table:table-cell table:number-columns-repeated="1009"/>
        </table:table-row>
        <table:table-row table:style-name="ro1">
          <table:covered-table-cell table:style-name="ce24"/>
          <table:table-cell table:style-name="ce42" table:number-columns-spanned="10" table:number-rows-spanned="1"/>
          <table:covered-table-cell table:number-columns-repeated="8" table:style-name="ce53"/>
          <table:covered-table-cell table:style-name="ce115"/>
          <table:table-cell table:style-name="ce29" table:number-columns-spanned="2" table:number-rows-spanned="1"/>
          <table:covered-table-cell table:style-name="ce138"/>
          <table:table-cell table:style-name="ce145" table:number-columns-spanned="2" table:number-rows-spanned="1"/>
          <table:covered-table-cell table:style-name="ce161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49">
      <number:day/>
      <number:text>/</number:text>
      <number:month/>
      <number:text>/</number:text>
      <number:year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0000-00-00T14:20:16.0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5-12-18T14:25:46.352000000</dc:date>
    <meta:print-date>2001-01-09T16:11:42</meta:print-date>
    <meta:editing-duration>PT8S</meta:editing-duration>
    <meta:editing-cycles>4</meta:editing-cycles>
    <meta:generator>LibreOffice/4.1.5.3$Windows_x86 LibreOffice_project/1c1366bba2ba2b554cd2ca4d87c06da81c05d24</meta:generator>
    <meta:document-statistic meta:table-count="1" meta:cell-count="64" meta:object-count="0"/>
  </office:meta>
</office:document-meta>
</file>